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38H45M38.281S" calcext:value-type="time">
            <text:p>438:45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1M34.98S" calcext:value-type="time">
            <text:p>05:21 PM</text:p>
          </table:table-cell>
          <table:table-cell table:style-name="ce18" table:formula="of:=IF([.G83]-[.F83] &gt; 0; [.G83]-[.F83]; 0)" office:value-type="time" office:time-value="PT03H28M19.008S" calcext:value-type="time">
            <text:p>03:28</text:p>
          </table:table-cell>
          <table:table-cell table:style-name="ce18" table:formula="of:=[.D83]+[.H83]" office:value-type="time" office:time-value="PT08H14M26.214S" calcext:value-type="time">
            <text:p>08:14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34M03.402S" calcext:value-type="time">
            <text:p>39:3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8:04:22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8T16:51:39.590000000</dc:date>
    <dc:creator>Benjamin Laws</dc:creator>
    <meta:editing-duration>P18DT1H18M52S</meta:editing-duration>
    <meta:editing-cycles>495</meta:editing-cycles>
    <meta:generator>LibreOffice/7.2.6.2$Windows_X86_64 LibreOffice_project/b0ec3a565991f7569a5a7f5d24fed7f52653d754</meta:generator>
    <meta:document-statistic meta:table-count="2" meta:cell-count="718" meta:object-count="0"/>
  </office:meta>
</office:document-meta>
</file>